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1.651cm" svg:x="3.616cm" svg:y="4.97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72cm" svg:height="1.143cm" svg:x="3.87cm" svg:y="5.232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572cm" svg:height="1.143cm" svg:x="8.696cm" svg:y="5.232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572cm" svg:height="1.143cm" svg:x="13.522cm" svg:y="5.232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32cm" svg:height="1.651cm" svg:x="3.616cm" svg:y="8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72cm" svg:height="1.143cm" svg:x="3.87cm" svg:y="8.333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72cm" svg:height="1.143cm" svg:x="8.696cm" svg:y="8.333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72cm" svg:height="1.143cm" svg:x="13.522cm" svg:y="8.333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156cm" svg:y1="6.375cm" svg:x2="10.982cm" svg:y2="8.333cm" draw:start-shape="id1" draw:start-glue-point="2" draw:end-shape="id2" draw:end-glue-point="0" svg:d="m6156 6375 4826 1958" svg:viewBox="0 0 4827 1959">
          <text:p/>
        </draw:connector>
        <draw:connector draw:style-name="gr4" draw:text-style-name="P1" draw:layer="layout" draw:type="line" svg:x1="6.156cm" svg:y1="6.375cm" svg:x2="6.156cm" svg:y2="8.333cm" draw:start-shape="id1" draw:start-glue-point="2" draw:end-shape="id3" draw:end-glue-point="0" svg:d="m6156 6375v1958" svg:viewBox="0 0 1 1959">
          <text:p/>
        </draw:connector>
        <draw:connector draw:style-name="gr4" draw:text-style-name="P1" draw:layer="layout" draw:type="line" svg:x1="15.808cm" svg:y1="6.375cm" svg:x2="15.808cm" svg:y2="8.333cm" draw:start-shape="id4" draw:start-glue-point="2" draw:end-shape="id5" draw:end-glue-point="0" svg:d="m15808 6375v1958" svg:viewBox="0 0 1 1959">
          <text:p/>
        </draw:connector>
        <draw:connector draw:style-name="gr3" draw:text-style-name="P1" draw:layer="layout" draw:type="line" svg:x1="10.982cm" svg:y1="6.375cm" svg:x2="15.801cm" svg:y2="8.333cm" draw:start-shape="id6" draw:start-glue-point="2" svg:d="m10982 6375 4819 1958" svg:viewBox="0 0 4820 1959">
          <text:p/>
        </draw:connector>
        <draw:frame draw:style-name="gr5" draw:text-style-name="P2" draw:layer="layout" svg:width="1.442cm" svg:height="1.517cm" svg:x="10.017cm" svg:y="12.228cm">
          <draw:text-box>
            <text:p><text:span text:style-name="T1">...</text:span></text:p>
          </draw:text-box>
        </draw:frame>
        <draw:custom-shape draw:style-name="gr2" draw:text-style-name="P1" xml:id="id7" draw:id="id7" draw:layer="layout" svg:width="4.572cm" svg:height="1.143cm" svg:x="13.522cm" svg:y="15.834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08cm" svg:y1="16.977cm" svg:x2="15.816cm" svg:y2="17.908cm" draw:start-shape="id7" draw:start-glue-point="2" svg:d="m15808 16977 8 931" svg:viewBox="0 0 9 932">
          <text:p/>
        </draw:connector>
        <draw:frame draw:style-name="gr5" draw:layer="layout" svg:width="3.817cm" svg:height="0.963cm" svg:x="4.175cm" svg:y="2.137cm">
          <draw:text-box>
            <text:p>Input vector</text:p>
          </draw:text-box>
        </draw:frame>
        <draw:custom-shape draw:style-name="gr1" draw:text-style-name="P1" draw:layer="layout" svg:width="14.732cm" svg:height="1.651cm" svg:x="3.616cm" svg:y="11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572cm" svg:height="1.143cm" svg:x="3.87cm" svg:y="11.43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572cm" svg:height="1.143cm" svg:x="8.696cm" svg:y="11.434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572cm" svg:height="1.143cm" svg:x="13.522cm" svg:y="11.434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156cm" svg:y1="9.476cm" svg:x2="10.982cm" svg:y2="11.434cm" draw:end-shape="id8" draw:end-glue-point="0" svg:d="m6156 9476 4826 1958" svg:viewBox="0 0 4827 1959">
          <text:p/>
        </draw:connector>
        <draw:connector draw:style-name="gr4" draw:text-style-name="P1" draw:layer="layout" draw:type="line" svg:x1="6.156cm" svg:y1="9.476cm" svg:x2="6.156cm" svg:y2="11.434cm" draw:end-shape="id9" draw:end-glue-point="0" svg:d="m6156 9476v1958" svg:viewBox="0 0 1 1959">
          <text:p/>
        </draw:connector>
        <draw:connector draw:style-name="gr4" draw:text-style-name="P1" draw:layer="layout" draw:type="line" svg:x1="15.808cm" svg:y1="9.476cm" svg:x2="15.808cm" svg:y2="11.434cm" draw:end-shape="id10" draw:end-glue-point="0" svg:d="m15808 9476v1958" svg:viewBox="0 0 1 1959">
          <text:p/>
        </draw:connector>
        <draw:connector draw:style-name="gr3" draw:text-style-name="P1" draw:layer="layout" draw:type="line" svg:x1="10.982cm" svg:y1="9.476cm" svg:x2="15.801cm" svg:y2="11.434cm" svg:d="m10982 9476 4819 1958" svg:viewBox="0 0 4820 1959">
          <text:p/>
        </draw:connector>
        <draw:connector draw:style-name="gr4" draw:text-style-name="P1" draw:layer="layout" draw:type="line" svg:x1="15.808cm" svg:y1="13.876cm" svg:x2="15.808cm" svg:y2="15.834cm" svg:d="m15808 13876v1958" svg:viewBox="0 0 1 1959">
          <text:p/>
        </draw:connector>
        <draw:connector draw:style-name="gr3" draw:text-style-name="P1" draw:layer="layout" draw:type="line" svg:x1="10.982cm" svg:y1="13.876cm" svg:x2="15.801cm" svg:y2="15.834cm" svg:d="m10982 13876 4819 1958" svg:viewBox="0 0 4820 1959">
          <text:p/>
        </draw:connector>
        <draw:frame draw:style-name="gr5" draw:layer="layout" svg:width="4.312cm" svg:height="0.963cm" svg:x="13.676cm" svg:y="18.038cm">
          <draw:text-box>
            <text:p>Output vector</text:p>
          </draw:text-box>
        </draw:frame>
        <draw:connector draw:style-name="gr3" draw:text-style-name="P1" draw:layer="layout" draw:type="line" svg:x1="6.156cm" svg:y1="3.275cm" svg:x2="10.982cm" svg:y2="5.233cm" svg:d="m6156 3275 4826 1958" svg:viewBox="0 0 4827 1959">
          <text:p/>
        </draw:connector>
        <draw:connector draw:style-name="gr4" draw:text-style-name="P1" draw:layer="layout" draw:type="line" svg:x1="6.156cm" svg:y1="3.275cm" svg:x2="6.156cm" svg:y2="5.233cm" svg:d="m6156 3275v1958" svg:viewBox="0 0 1 1959">
          <text:p/>
        </draw:connector>
        <draw:frame draw:style-name="gr5" draw:layer="layout" svg:width="1.15cm" svg:height="1.113cm" svg:x="9.001cm" svg:y="3.767cm">
          <draw:text-box>
            <text:p>w<text:span text:style-name="T2">1</text:span></text:p>
          </draw:text-box>
        </draw:frame>
        <draw:frame draw:style-name="gr5" draw:layer="layout" svg:width="1.15cm" svg:height="1.113cm" svg:x="9.001cm" svg:y="6.868cm">
          <draw:text-box>
            <text:p>w<text:span text:style-name="T2">2</text:span></text:p>
          </draw:text-box>
        </draw:frame>
        <draw:frame draw:style-name="gr5" draw:layer="layout" svg:width="1.15cm" svg:height="1.113cm" svg:x="9.001cm" svg:y="9.968cm">
          <draw:text-box>
            <text:p>w<text:span text:style-name="T2">3</text:span></text:p>
          </draw:text-box>
        </draw:frame>
        <draw:frame draw:style-name="gr5" draw:layer="layout" svg:width="1.056cm" svg:height="1.113cm" svg:x="14.001cm" svg:y="6.867cm">
          <draw:text-box>
            <text:p><text:span text:style-name="T3">a</text:span><text:span text:style-name="T2">1</text:span></text:p>
          </draw:text-box>
        </draw:frame>
        <draw:frame draw:style-name="gr5" draw:layer="layout" svg:width="1.056cm" svg:height="1.113cm" svg:x="14.001cm" svg:y="9.968cm">
          <draw:text-box>
            <text:p>a<text:span text:style-name="T2">2</text:span></text:p>
          </draw:text-box>
        </draw:frame>
        <draw:frame draw:style-name="gr5" draw:layer="layout" svg:width="1.056cm" svg:height="1.113cm" svg:x="14.001cm" svg:y="14.368cm">
          <draw:text-box>
            <text:p><text:span text:style-name="T3">a</text:span><text:span text:style-name="T2">n</text:span></text:p>
          </draw:text-box>
        </draw:frame>
        <draw:frame draw:style-name="gr5" draw:layer="layout" svg:width="0.853cm" svg:height="0.963cm" svg:x="15.901cm" svg:y="6.868cm">
          <draw:text-box>
            <text:p><text:span text:style-name="T3">1</text:span></text:p>
          </draw:text-box>
        </draw:frame>
        <draw:frame draw:style-name="gr5" draw:layer="layout" svg:width="0.853cm" svg:height="0.963cm" svg:x="15.902cm" svg:y="9.969cm">
          <draw:text-box>
            <text:p><text:span text:style-name="T3">1</text:span></text:p>
          </draw:text-box>
        </draw:frame>
        <draw:frame draw:style-name="gr5" draw:layer="layout" svg:width="0.853cm" svg:height="0.963cm" svg:x="15.902cm" svg:y="14.469cm">
          <draw:text-box>
            <text:p><text:span text:style-name="T3">1</text:span></text:p>
          </draw:text-box>
        </draw:frame>
        <draw:frame draw:style-name="gr5" draw:layer="layout" svg:width="0.853cm" svg:height="0.963cm" svg:x="5.301cm" svg:y="6.868cm">
          <draw:text-box>
            <text:p><text:span text:style-name="T3">1</text:span></text:p>
          </draw:text-box>
        </draw:frame>
        <draw:frame draw:style-name="gr5" draw:layer="layout" svg:width="0.853cm" svg:height="0.963cm" svg:x="5.302cm" svg:y="9.969cm">
          <draw:text-box>
            <text:p><text:span text:style-name="T3">1</text:span></text:p>
          </draw:text-box>
        </draw:frame>
        <draw:frame draw:style-name="gr5" draw:layer="layout" svg:width="0.853cm" svg:height="0.963cm" svg:x="5.302cm" svg:y="3.769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15T16:56:00.560000000</dc:date>
    <meta:editing-duration>PT19M21S</meta:editing-duration>
    <meta:editing-cycles>4</meta:editing-cycles>
    <meta:generator>LibreOffice/4.1.3.2$Windows_x86 LibreOffice_project/70feb7d99726f064edab4605a8ab840c50ec57a</meta:generator>
    <meta:document-statistic meta:object-count="41"/>
  </office:meta>
</office:document-meta>
</file>